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125"/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table:style-name="ce1" office:value-type="string" calcext:value-type="string">
            <text:p>Transformer 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text:span text:style-name="T1">PS</text:span> (pri:sec turns rati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<text:span text:style-name="T1">PB</text:span> (pri:bias turns ratio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<text:span text:style-name="T1">PRI</text:span> (primary inductanc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 office:value-type="string" calcext:value-type="string">
            <text:p>L<text:span text:style-name="T1">LEAK</text:span> (leakage inductance)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nput/Output Information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Min Input Volta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C</text:p>
          </table:table-cell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AC</text:p>
          </table:table-cell>
        </table:table-row>
        <table:table-row table:style-name="ro1">
          <table:table-cell office:value-type="string" calcext:value-type="string">
            <text:p>Max Input Voltag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AC</text:p>
          </table:table-cell>
        </table:table-row>
        <table:table-row table:style-name="ro1">
          <table:table-cell office:value-type="string" calcext:value-type="string">
            <text:p>Target Output Voltag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DC</text:p>
          </table:table-cell>
        </table:table-row>
        <table:table-row table:style-name="ro1">
          <table:table-cell office:value-type="string" calcext:value-type="string">
            <text:p>Target Output Curren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iode Forward Drop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VDC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sen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style-name="ce3" table:formula="of:=([.B14]*[.B4])/([.B14]*[.B4]+[.B12]*1.414)" office:value-type="float" office:value="0.382262996941896" calcext:value-type="float">
            <text:p>0.3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<text:span text:style-name="T1">OUT(MAX) </text:span><text:span text:style-name="T2">(peak)</text:span></text:p>
          </table:table-cell>
          <table:table-cell table:style-name="ce3" table:formula="of:=2*(1-[.B21])*[.B4]/(42*[.B19])" office:value-type="float" office:value="4.41240716470074" calcext:value-type="float">
            <text:p>4.412</text:p>
          </table:table-cell>
          <table:table-cell/>
        </table:table-row>
        <table:table-row table:style-name="ro1">
          <table:table-cell office:value-type="string" calcext:value-type="string">
            <text:p>I<text:span text:style-name="T1">OUT(MAX) </text:span><text:span text:style-name="T2">(average half cycle)</text:span></text:p>
          </table:table-cell>
          <table:table-cell table:formula="of:=2*(1-[.B21])*[.B4]*0.475/(42*[.B19])" office:value-type="float" office:value="2.09589340323285" calcext:value-type="float">
            <text:p>2.095893403232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08:37:34.260000000</meta:creation-date>
    <dc:date>2021-03-05T08:57:11.208000000</dc:date>
    <meta:editing-duration>PT9M16S</meta:editing-duration>
    <meta:editing-cycles>1</meta:editing-cycles>
    <meta:document-statistic meta:table-count="1" meta:cell-count="44" meta:object-count="0"/>
    <meta:generator>LibreOffice/7.0.4.2$Windows_X86_64 LibreOffice_project/dcf040e67528d9187c66b2379df5ea4407429775</meta:generator>
  </office:meta>
</office:document-meta>
</file>